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 style:list-style-name="WWNum4"/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3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32" style:family="paragraph" style:parent-style-name="Heading_20_2" style:master-page-name="Standard">
      <style:paragraph-properties fo:margin-top="0.25in" fo:margin-bottom="0.0555in" loext:contextual-spacing="false" fo:line-height="100%" fo:text-align="center" style:justify-single-word="false" fo:keep-together="auto" style:page-number="1" fo:keep-with-next="auto"/>
    </style:style>
    <style:style style:name="P33" style:family="paragraph" style:parent-style-name="Heading_20_3">
      <style:paragraph-properties fo:margin-top="0.1945in" fo:margin-bottom="0.0555in" loext:contextual-spacing="false" fo:line-height="100%" fo:text-align="center" style:justify-single-word="false" fo:keep-together="auto" fo:keep-with-next="auto"/>
    </style:style>
    <style:style style:name="P3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5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</style:style>
    <style:style style:name="P36" style:family="paragraph" style:parent-style-name="Heading_20_3">
      <style:paragraph-properties fo:margin-top="0.1665in" fo:margin-bottom="0.1665in" loext:contextual-spacing="false" fo:line-height="100%" fo:text-align="justify" style:justify-single-word="false" fo:keep-together="auto" fo:keep-with-next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0" fo:font-size="12pt" fo:font-weight="bold" style:font-size-asian="12pt" style:font-weight-asian="bold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188038" style:font-name="Roboto Mono" fo:font-size="12pt" style:font-name-asian="Roboto Mono1" style:font-size-asian="12pt" style:font-name-complex="Roboto Mon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5nq25jcty1zc"/><text:span text:style-name="T1">Relatório – Projeto CardioIA</text:span></text:p>
      <text:p text:style-name="P33"><text:bookmark text:name="_1nadsu36od1n"/><text:span text:style-name="T2">(Fase 3 – Parte 1)</text:span></text:p>
      <text:p text:style-name="P34"><text:bookmark text:name="_mqof4v19ktmf"/><text:span text:style-name="T5">1. Introdução e Objetivo</text:span></text:p>
      <text:p text:style-name="P36"><text:bookmark text:name="_9n5qls3yfv3t"/><text:span text:style-name="T6">Este relatório apresenta o desenvolvimento da Parte 1 da Fase 3 do projeto CardioIA, cujo foco foi a criação de um protótipo IoT de monitoramento de saúde.<text:line-break/>O objetivo principal é </text:span><text:span text:style-name="T5">simular um sistema embarcado inteligente</text:span><text:span text:style-name="T6">, capaz de coletar e interpretar sinais vitais, garantindo a resiliência dos dados mesmo em situações de falha de conexão com a internet.</text:span></text:p>
      <text:p text:style-name="P1"><text:span text:style-name="T3">O projeto adota o conceito de Edge Computing, onde o ESP32 realiza o processamento e o armazenamento local dos dados coletados, evitando a perda de informações e assegurando a continuidade do monitoramento.</text:span></text:p>
      <text:p text:style-name="P3"/>
      <text:p text:style-name="P34"><text:bookmark text:name="_hrfh8rytaeyf"/><text:span text:style-name="T5">2. Componentes e Tecnologias Utilizadas</text:span></text:p>
      <text:p text:style-name="P7"><text:span text:style-name="T3">A simulação foi desenvolvida na plataforma Wokwi, utilizando os seguintes componentes e recursos:</text:span></text:p>
      <text:list xml:id="list2944567201" text:style-name="WWNum5">
        <text:list-item>
          <text:p text:style-name="P9"><text:span text:style-name="T4">Microcontrolador ESP32</text:span><text:span text:style-name="T3">: núcleo central do sistema, responsável por processar leituras, armazenar dados e gerenciar conexões.<text:line-break/></text:span></text:p>
        </text:list-item>
        <text:list-item>
          <text:p text:style-name="P15"><text:span text:style-name="T4">Sensor DHT22</text:span><text:span text:style-name="T3">: coleta dados de temperatura e umidade, simulando sinais vitais e condições ambientais.<text:line-break/></text:span></text:p>
        </text:list-item>
        <text:list-item>
          <text:p text:style-name="P15"><text:span text:style-name="T4">Potenciômetro</text:span><text:span text:style-name="T3">: usado como simulador de batimentos cardíacos (BPM), permitindo variar o valor manualmente.<text:line-break/></text:span></text:p>
        </text:list-item>
        <text:list-item>
          <text:p text:style-name="P15"><text:span text:style-name="T4">LED RGB (ânodo comum)</text:span><text:span text:style-name="T3">: atua como indicador de status do paciente, mostrando o estado de saúde em três cores (Normal, Atenção e Crítico).<text:line-break/></text:span></text:p>
        </text:list-item>
        <text:list-item>
          <text:p text:style-name="P15"><text:span text:style-name="T4">SPIFFS (Serial Peripheral Interface Flash File System)</text:span><text:span text:style-name="T3">: sistema de arquivos utilizado para o armazenamento local dos dados, garantindo a persistência das informações mesmo sem conexão.<text:line-break/></text:span></text:p>
        </text:list-item>
        <text:list-item>
          <text:p text:style-name="P18"><text:span text:style-name="T4">Monitor Serial</text:span><text:span text:style-name="T3">: representa a “nuvem” na simulação, exibindo os dados coletados e enviados.<text:line-break/></text:span></text:p>
        </text:list-item>
      </text:list>
      <text:p text:style-name="P23"/>
      <text:p text:style-name="P34"><text:bookmark text:name="_1e2ghhpnqwsa"/><text:span text:style-name="T5">3. Fluxo de Funcionamento do Sistema</text:span></text:p>
      <text:p text:style-name="P7"><text:span text:style-name="T3">O sistema opera de forma cíclica e contínua, seguindo o seguinte fluxo lógico:</text:span></text:p>
      <text:list xml:id="list4170114727" text:style-name="WWNum4">
        <text:list-item>
          <text:p text:style-name="P10"><text:span text:style-name="T3">Coleta de Dados:</text:span><text:span text:style-name="T4"><text:line-break/></text:span><text:span text:style-name="T3">A cada 5 segundos, o ESP32 lê os valores dos sensores:<text:line-break/></text:span></text:p>
          <text:list>
            <text:list-item>
              <text:p text:style-name="P24"><text:span text:style-name="T3">Temperatura (°C) e Umidade (%) via DHT22<text:line-break/></text:span></text:p>
            </text:list-item>
            <text:list-item>
              <text:p text:style-name="P26"><text:span text:style-name="T3">Batimentos Cardíacos (BPM) via Potenciômetro</text:span></text:p>
            </text:list-item>
          </text:list>
        </text:list-item>
      </text:list>
      <text:p text:style-name="P27"/>
      <text:list xml:id="list151918284938053" text:continue-numbering="true" text:style-name="WWNum4">
        <text:list-item>
          <text:p text:style-name="P5"><text:span text:style-name="T3">Análise e Classificação:</text:span><text:span text:style-name="T4"><text:line-break/></text:span><text:span text:style-name="T3">Os dados são analisados pela função </text:span><text:span text:style-name="T7">atualizarLED()</text:span><text:span text:style-name="T3">, que classifica o estado de saúde do paciente conforme as faixas de referência definidas:</text:span></text:p>
        </text:list-item>
      </text:list>
      <text:p text:style-name="P2"/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office:value-type="string">
            <text:p text:style-name="P6"><text:span text:style-name="T4">Estado</text:span></text:p>
          </table:table-cell>
          <table:table-cell table:style-name="Table1.A1" office:value-type="string">
            <text:p text:style-name="P6"><text:span text:style-name="T4">Cor do LED</text:span></text:p>
          </table:table-cell>
          <table:table-cell table:style-name="Table1.A1" office:value-type="string">
            <text:p text:style-name="P6"><text:span text:style-name="T4">Descrição</text:span></text:p>
          </table:table-cell>
          <table:table-cell table:style-name="Table1.A1" office:value-type="string">
            <text:p text:style-name="P6"><text:span text:style-name="T4">Faixa de Valores</text:span></text:p>
          </table:table-cell>
        </table:table-row>
        <table:table-row table:style-name="Table1.1">
          <table:table-cell table:style-name="Table1.A1" office:value-type="string">
            <text:p text:style-name="P35"><text:bookmark text:name="_s96qo89w5k"/><text:span text:style-name="T6">🟢 </text:span><text:span text:style-name="T5">Normal</text:span></text:p>
          </table:table-cell>
          <table:table-cell table:style-name="Table1.A1" office:value-type="string">
            <text:p text:style-name="P4"/>
            <text:p text:style-name="P6"><text:span text:style-name="T3">Verde</text:span></text:p>
          </table:table-cell>
          <table:table-cell table:style-name="Table1.A1" office:value-type="string">
            <text:p text:style-name="P35"><text:bookmark text:name="_v6xr7ukjbr8x"/><text:span text:style-name="T6">Parâmetros dentro da faixa saudável; sem risco.</text:span></text:p>
          </table:table-cell>
          <table:table-cell table:style-name="Table1.A1" office:value-type="string">
            <text:p text:style-name="P29"/>
            <text:p text:style-name="P28"><text:span text:style-name="T3">36.5–37.5°C <text:s/>60–100 BPM <text:s/>30–60% Umidade</text:span></text:p>
          </table:table-cell>
        </table:table-row>
        <table:table-row table:style-name="Table1.1">
          <table:table-cell table:style-name="Table1.A1" office:value-type="string">
            <text:p text:style-name="P35"><text:bookmark text:name="_zi1od88vqra"/><text:span text:style-name="T6">🟡 </text:span><text:span text:style-name="T5">Atenção</text:span></text:p>
          </table:table-cell>
          <table:table-cell table:style-name="Table1.A1" office:value-type="string">
            <text:p text:style-name="P4"/>
            <text:p text:style-name="P6"><text:span text:style-name="T3">Amarelo</text:span></text:p>
          </table:table-cell>
          <table:table-cell table:style-name="Table1.A1" office:value-type="string">
            <text:p text:style-name="P35"><text:bookmark text:name="_pxq207ux7kik"/><text:span text:style-name="T6">Valores fora da faixa ideal, mas ainda estáveis.</text:span></text:p>
          </table:table-cell>
          <table:table-cell table:style-name="Table1.A1" office:value-type="string">
            <text:p text:style-name="P29"/>
            <text:p text:style-name="P28"><text:span text:style-name="T3">37.6–38.5°C 101–120 BPM &lt;30% ou &gt;60%</text:span></text:p>
          </table:table-cell>
        </table:table-row>
        <table:table-row table:style-name="Table1.1">
          <table:table-cell table:style-name="Table1.A1" office:value-type="string">
            <text:p text:style-name="P35"><text:bookmark text:name="_83yitmop9gp0"/><text:span text:style-name="T6">🔴 </text:span><text:span text:style-name="T5">Crítico</text:span></text:p>
          </table:table-cell>
          <table:table-cell table:style-name="Table1.A1" office:value-type="string">
            <text:p text:style-name="P4"/>
            <text:p text:style-name="P6"><text:span text:style-name="T3">Vermelho</text:span></text:p>
          </table:table-cell>
          <table:table-cell table:style-name="Table1.A1" office:value-type="string">
            <text:p text:style-name="P35"><text:bookmark text:name="_4rihl78skep8"/><text:span text:style-name="T6">Risco à saúde – requer intervenção imediata.</text:span></text:p>
          </table:table-cell>
          <table:table-cell table:style-name="Table1.A1" office:value-type="string">
            <text:p text:style-name="P29"/>
            <text:p text:style-name="P28"><text:span text:style-name="T3">&gt;38.5°C </text:span></text:p>
            <text:p text:style-name="P28"><text:span text:style-name="T3">&gt;120 BPM</text:span></text:p>
          </table:table-cell>
        </table:table-row>
      </table:table>
      <text:p text:style-name="P29"/>
      <text:p text:style-name="P30"><text:span text:style-name="T3">Essa leitura contínua e visual permite detectar rapidamente variações anormais nos parâmetros vitais.<text:line-break/></text:span></text:p>
      <text:list xml:id="list151918433134728" text:continue-numbering="true" text:style-name="WWNum4">
        <text:list-item>
          <text:p text:style-name="P11"><text:span text:style-name="T3">Verificação de Conectividade:</text:span><text:span text:style-name="T4"><text:line-break/></text:span><text:span text:style-name="T3"> O sistema verifica uma variável chamada </text:span><text:span text:style-name="T7">conectado</text:span><text:span text:style-name="T3">, que representa o estado da rede Wi-Fi (simulada).<text:line-break/></text:span></text:p>
          <text:list>
            <text:list-item>
              <text:p text:style-name="P25"><text:span text:style-name="T7">conectado = true</text:span><text:span text:style-name="T3"> → dispositivo online<text:line-break/></text:span></text:p>
            </text:list-item>
            <text:list-item>
              <text:p text:style-name="P25"><text:span text:style-name="T7">conectado = false</text:span><text:span text:style-name="T3"> → dispositivo offline<text:line-break/></text:span></text:p>
            </text:list-item>
          </text:list>
        </text:list-item>
        <text:list-item>
          <text:p text:style-name="P16"><text:span text:style-name="T3">Tomada de Decisão (Online vs Offline):</text:span><text:span text:style-name="T4"><text:line-break/></text:span></text:p>
          <text:list>
            <text:list-item>
              <text:p text:style-name="P25"><text:span text:style-name="T3">Modo Offline: os dados são armazenados localmente em um arquivo no SPIFFS (</text:span><text:span text:style-name="T7">/dados.txt</text:span><text:span text:style-name="T3">), garantindo que nenhuma leitura seja perdida.<text:line-break/></text:span></text:p>
            </text:list-item>
            <text:list-item>
              <text:p text:style-name="P25"><text:span text:style-name="T3">Modo Online: os dados armazenados são “enviados” (impressos no Monitor Serial), e o arquivo local é apagado após a sincronização.<text:line-break/></text:span></text:p>
            </text:list-item>
          </text:list>
        </text:list-item>
        <text:list-item>
          <text:p text:style-name="P19"><text:span text:style-name="T3">Repetição do Ciclo:</text:span><text:span text:style-name="T4"><text:line-break/></text:span><text:span text:style-name="T3">Após cada ciclo de leitura e decisão, o sistema aguarda alguns segundos e recomeça o processo, garantindo monitoramento contínuo e autônomo.<text:line-break/></text:span></text:p>
        </text:list-item>
      </text:list>
      <text:p text:style-name="P31"/>
      <text:p text:style-name="P35"><text:bookmark text:name="_6fovdvhv6dsl"/><text:span text:style-name="T5">4. Lógica de Resiliência e Edge Computing</text:span></text:p>
      <text:p text:style-name="P8"><text:span text:style-name="T3">A resiliência do sistema é o ponto central deste protótipo.<text:line-break/>Em contextos de saúde, falhas de rede podem comprometer a segurança e a continuidade do monitoramento de pacientes.<text:line-break/>Por isso, o CardioIA utiliza uma arquitetura de Edge Computing, com duas camadas principais:</text:span></text:p>
      <text:list xml:id="list1055560676" text:style-name="WWNum2">
        <text:list-item>
          <text:p text:style-name="P12"><text:span text:style-name="T3">Modo Offline (Edge Storage):<text:line-break/>O ESP32 armazena localmente os dados coletados quando não há conexão, criando um histórico no arquivo </text:span><text:span text:style-name="T7">/dados.txt</text:span><text:span text:style-name="T3">.<text:line-break/>Essa funcionalidade assegura que nenhuma medição seja perdida, mesmo que a transmissão para a nuvem esteja indisponível.<text:line-break/></text:span></text:p>
        </text:list-item>
        <text:list-item>
          <text:p text:style-name="P20"><text:span text:style-name="T3">Modo Online (Sync &amp; Clean):<text:line-break/>Assim que a conexão é restabelecida, o sistema envia os dados armazenados para o servidor (simulado via serial) e limpa o arquivo, evitando duplicidade e liberando espaço.<text:line-break/>Esse processo de armazenar, transmitir e limpar reflete uma estrutura real de sincronização inteligente, amplamente utilizada em sistemas IoT de missão crítica.<text:line-break/></text:span></text:p>
        </text:list-item>
      </text:list>
      <text:p text:style-name="P3"/>
      <text:p text:style-name="P35"><text:bookmark text:name="_5kiksb3f45o"/><text:span text:style-name="T5">5. Estratégia de Armazenamento e Continuidade</text:span></text:p>
      <text:p text:style-name="P8"><text:span text:style-name="T3">O sistema de arquivos SPIFFS tem espaço limitado, portanto, em um cenário real, seria implementado um controle FIFO (First In, First Out), que:</text:span></text:p>
      <text:list xml:id="list186636045" text:style-name="WWNum1">
        <text:list-item>
          <text:p text:style-name="P13"><text:span text:style-name="T3">Apaga os registros mais antigos quando a memória atinge 90% da capacidade;<text:line-break/></text:span></text:p>
        </text:list-item>
        <text:list-item>
          <text:p text:style-name="P21"><text:span text:style-name="T3">Mantém apenas os dados mais recentes e relevantes para o diagnóstico.<text:line-break/></text:span></text:p>
        </text:list-item>
      </text:list>
      <text:p text:style-name="P8"><text:span text:style-name="T3">Isso garante que o dispositivo nunca interrompa sua operação, mantendo a coleta contínua mesmo em longos períodos sem rede.</text:span></text:p>
      <text:p text:style-name="P3"/>
      <text:p text:style-name="P35"><text:bookmark text:name="_rfgr7pbl22pp"/><text:span text:style-name="T5">6. Resultados Obtidos</text:span></text:p>
      <text:p text:style-name="P8"><text:span text:style-name="T3">Durante os testes no Wokwi, o sistema demonstrou:</text:span></text:p>
      <text:list xml:id="list2212243663" text:style-name="WWNum3">
        <text:list-item>
          <text:p text:style-name="P14"><text:span text:style-name="T3">Correta identificação visual dos estados clínicos (LED RGB mudando de cor conforme as leituras).<text:line-break/></text:span></text:p>
        </text:list-item>
        <text:list-item>
          <text:p text:style-name="P17"><text:span text:style-name="T3">Gravação e leitura confiável dos dados no SPIFFS.<text:line-break/></text:span></text:p>
        </text:list-item>
        <text:list-item>
          <text:p text:style-name="P22"><text:soft-page-break/><text:span text:style-name="T3">Simulação bem-sucedida de resiliência, com alternância entre modo online e offline.<text:line-break/></text:span></text:p>
        </text:list-item>
      </text:list>
      <text:p text:style-name="P8"><text:span text:style-name="T3">Esses resultados comprovam o funcionamento estável do protótipo e sua capacidade de processar e preservar dados localmente, característica essencial em aplicações médicas reais.</text:span></text:p>
      <text:p text:style-name="P3"/>
      <text:p text:style-name="P35"><text:bookmark text:name="_4umvtim4s35q"/><text:span text:style-name="T5">7. Conclusão</text:span></text:p>
      <text:p text:style-name="P8"><text:span text:style-name="T3">O sistema desenvolvido ilustra como dispositivos IoT podem operar de forma autônoma, resiliente e segura, mesmo diante de falhas de rede.</text:span></text:p>
      <text:p text:style-name="P8"><text:span text:style-name="T3">A partir desta base, as próximas etapas do projeto poderão integrar o envio real dos dados para a nuvem, banco de dados e algoritmos de IA para análise preditiva de sinais vitai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62" meta:word-count="818" meta:character-count="5266" meta:non-whitespace-character-count="4509"/>
    <meta:generator>LibreOfficeDev/6.0.5.2$Linux_X86_64 LibreOffice_project/</meta:generator>
  </office:meta>
</office:document-meta>
</file>